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80000016D0BDA616D30E80529.png" manifest:media-type="image/png"/>
  <manifest:file-entry manifest:full-path="Pictures/10000001000003BE000001CEB2B8D27EEBFC64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-0.061in" svg:y="0.0098in" svg:width="6.9252in" svg:height="3.3398in" draw:z-index="0"><draw:image xlink:href="Pictures/10000001000003BE000001CEB2B8D27EEBFC64E5.png" xlink:type="simple" xlink:show="embed" xlink:actuate="onLoad" draw:mime-type="image/png"/></draw:frame></text:p>
      <text:p text:style-name="Standard"><draw:frame draw:style-name="fr1" draw:name="Image2" text:anchor-type="char" svg:x="0in" svg:y="0.0362in" svg:width="6.9252in" svg:height="3.3972in" draw:z-index="1"><draw:image xlink:href="Pictures/10000001000002E80000016D0BDA616D30E80529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21:30:58.708337261</meta:creation-date>
    <dc:date>2024-05-27T22:03:26.145138156</dc:date>
    <meta:editing-duration>PT32M28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